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7.7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Çizelge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Toplam</text:p>
          </table:table-cell>
          <table:table-cell table:number-columns-repeated="3"/>
          <table:table-cell table:formula="of:=SUM([.F4:.F8])" office:value-type="float" office:value="104221.635833973" calcext:value-type="float">
            <text:p>104221,635833973</text:p>
          </table:table-cell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table:number-columns-repeated="4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tüketici Fiyat Endeksi</text:p>
          </table:table-cell>
          <table:table-cell office:value-type="float" office:value="19.91" calcext:value-type="float">
            <text:p>19,91</text:p>
          </table:table-cell>
          <table:table-cell table:formula="of:=[.F5]" office:value-type="float" office:value="27293.56019916" calcext:value-type="float">
            <text:p>27293,56019916</text:p>
          </table:table-cell>
          <table:table-cell table:formula="of:=[.D4]*[.C4]/100" office:value-type="float" office:value="5434.14783565276" calcext:value-type="float">
            <text:p>5434,14783565276</text:p>
          </table:table-cell>
          <table:table-cell table:formula="of:=[.F5]+[.E4]" office:value-type="float" office:value="32727.7080348128" calcext:value-type="float">
            <text:p>32727,7080348128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Üretici fiyat Endeksi</text:p>
          </table:table-cell>
          <table:table-cell office:value-type="float" office:value="17.41" calcext:value-type="float">
            <text:p>17,41</text:p>
          </table:table-cell>
          <table:table-cell table:formula="of:=[.F6]" office:value-type="float" office:value="23246.3676" calcext:value-type="float">
            <text:p>23246,3676</text:p>
          </table:table-cell>
          <table:table-cell table:formula="of:=[.D5]*[.C5]/100" office:value-type="float" office:value="4047.19259916" calcext:value-type="float">
            <text:p>4047,19259916</text:p>
          </table:table-cell>
          <table:table-cell table:formula="of:=[.F6]+[.E5]" office:value-type="float" office:value="27293.56019916" calcext:value-type="float">
            <text:p>27293,56019916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/>
          <table:table-cell office:value-type="float" office:value="10.94" calcext:value-type="float">
            <text:p>10,94</text:p>
          </table:table-cell>
          <table:table-cell table:formula="of:=[.F7]" office:value-type="float" office:value="20954" calcext:value-type="float">
            <text:p>20954</text:p>
          </table:table-cell>
          <table:table-cell table:formula="of:=[.D6]*[.C6]/100" office:value-type="float" office:value="2292.3676" calcext:value-type="float">
            <text:p>2292,3676</text:p>
          </table:table-cell>
          <table:table-cell table:formula="of:=[.F7]+[.E6]" office:value-type="float" office:value="23246.3676" calcext:value-type="float">
            <text:p>23246,367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float" office:value="4.77" calcext:value-type="float">
            <text:p>4,77</text:p>
          </table:table-cell>
          <table:table-cell office:value-type="float" office:value="20000" calcext:value-type="float">
            <text:p>20000</text:p>
          </table:table-cell>
          <table:table-cell table:formula="of:=[.D7]*4.77/100" office:value-type="float" office:value="954" calcext:value-type="float">
            <text:p>954</text:p>
          </table:table-cell>
          <table:table-cell table:formula="of:=[.E7]+[.D7]" office:value-type="float" office:value="20954" calcext:value-type="float">
            <text:p>2095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float" office:value="6.43" calcext:value-type="float">
            <text:p>6,43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tr" fo:country="TR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ayf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14">00.00.0000</text:date>, <text:time>00:00:00</text:time></text:p>
        </style:region-right>
      </style:header>
      <style:header-left style:display="false"/>
      <style:footer>
        <text:p>Sayf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4T14:08:23.771341761</meta:creation-date>
    <dc:date>2019-10-14T16:47:40.494984994</dc:date>
    <meta:editing-duration>PT2H39M18S</meta:editing-duration>
    <meta:editing-cycles>2</meta:editing-cycles>
    <meta:generator>LibreOffice/6.1.5.2$Linux_X86_64 LibreOffice_project/10$Build-2</meta:generator>
    <meta:document-statistic meta:table-count="1" meta:cell-count="27" meta:object-count="0"/>
  </office:meta>
</office:document-meta>
</file>